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61mm"/>
    </style:style>
    <style:style style:name="co2" style:family="table-column">
      <style:table-column-properties fo:break-before="auto" style:column-width="26.49mm"/>
    </style:style>
    <style:style style:name="co3" style:family="table-column">
      <style:table-column-properties fo:break-before="auto" style:column-width="28.36mm"/>
    </style:style>
    <style:style style:name="co4" style:family="table-column">
      <style:table-column-properties fo:break-before="auto" style:column-width="45.9mm"/>
    </style:style>
    <style:style style:name="co5" style:family="table-column">
      <style:table-column-properties fo:break-before="auto" style:column-width="32.61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36.58mm"/>
    </style:style>
    <style:style style:name="co8" style:family="table-column">
      <style:table-column-properties fo:break-before="auto" style:column-width="36.76mm"/>
    </style:style>
    <style:style style:name="co9" style:family="table-column">
      <style:table-column-properties fo:break-before="auto" style:column-width="27.76mm"/>
    </style:style>
    <style:style style:name="co10" style:family="table-column">
      <style:table-column-properties fo:break-before="auto" style:column-width="26.9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5" style:family="table-cell" style:parent-style-name="Default" style:data-style-name="N112">
      <style:table-cell-properties fo:background-color="#ffffd7"/>
    </style:style>
    <style:style style:name="ce14" style:family="table-cell" style:parent-style-name="Default">
      <style:table-cell-properties fo:background-color="#ffffd7"/>
      <style:text-properties fo:font-weight="bold" style:font-weight-asian="bold" style:font-weight-complex="bold"/>
    </style:style>
    <style:style style:name="ce15" style:family="table-cell" style:parent-style-name="Default">
      <style:map style:condition="cell-content()&gt;=[$Sheet1.$E$5]" style:apply-style-name="Good" style:base-cell-address="Sheet1.A23"/>
    </style:style>
    <style:style style:name="ce16" style:family="table-cell" style:parent-style-name="Default" style:data-style-name="N112">
      <style:table-cell-properties fo:background-color="#ffffd7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1d41a"/>
    </style:style>
    <style:style style:name="ce8" style:family="table-cell" style:parent-style-name="Default" style:data-style-name="N0"/>
    <style:style style:name="ce10" style:family="table-cell" style:parent-style-name="Default" style:data-style-name="N112"/>
    <style:style style:name="ce2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ackground-color="#ffffd7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23" style:family="table-cell" style:parent-style-name="Default" style:data-style-name="N112">
      <style:table-cell-properties style:text-align-source="fix" style:repeat-content="false"/>
      <style:paragraph-properties fo:text-align="center" fo:margin-left="0mm"/>
      <style:text-properties fo:font-size="9pt" fo:font-style="normal" style:font-size-asian="9pt" style:font-style-asian="normal" style:font-size-complex="9pt" style:font-style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0.66mm" svg:height="101.61mm" svg:x="14.36mm" svg:y="201.84mm">
            <draw:object draw:notify-on-update-of-ranges="Sheet1.A23:Sheet1.A43 Sheet1.B22:Sheet1.B22 Sheet1.B23:Sheet1.B43 Sheet1.C22:Sheet1.C22 Sheet1.C23:Sheet1.C43 Sheet1.D22:Sheet1.D22 Sheet1.D23:Sheet1.D43 Sheet1.E22:Sheet1.E22 Sheet1.E23:Sheet1.E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5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curitySoft</text:p>
          </table:table-cell>
          <table:covered-table-cell table:number-columns-repeated="4" table:style-name="Default"/>
          <table:covered-table-cell/>
          <table:table-cell table:number-columns-repeated="4"/>
        </table:table-row>
        <table:table-row table:style-name="ro2">
          <table:table-cell table:style-name="ce11" office:value-type="string" calcext:value-type="string">
            <text:p>COSTI</text:p>
          </table:table-cell>
          <table:table-cell table:style-name="Default" table:number-columns-repeated="4"/>
          <table:table-cell table:number-columns-repeated="5"/>
        </table:table-row>
        <table:table-row table:style-name="ro3">
          <table:table-cell table:style-name="Default" table:number-columns-repeated="5"/>
          <table:table-cell table:number-columns-repeated="5"/>
        </table:table-row>
        <table:table-row table:style-name="ro3">
          <table:table-cell table:style-name="ce4" office:value-type="string" calcext:value-type="string">
            <text:p>Costi fissi</text:p>
          </table:table-cell>
          <table:table-cell table:style-name="ce4" office:value-type="string" calcext:value-type="string">
            <text:p>Prezzo medio</text:p>
          </table:table-cell>
          <table:table-cell table:style-name="ce4" office:value-type="string" calcext:value-type="string">
            <text:p>Costi variabili</text:p>
          </table:table-cell>
          <table:table-cell table:style-name="ce4" office:value-type="string" calcext:value-type="string">
            <text:p>Margine di contribuzione</text:p>
          </table:table-cell>
          <table:table-cell table:style-name="ce4" office:value-type="string" calcext:value-type="string">
            <text:p>Unità Break-even</text:p>
          </table:table-cell>
          <table:table-cell table:style-name="ce4" office:value-type="string" calcext:value-type="string">
            <text:p>Stipendio medio</text:p>
          </table:table-cell>
          <table:table-cell table:number-columns-repeated="4"/>
        </table:table-row>
        <table:table-row table:style-name="ro3">
          <table:table-cell table:style-name="ce5" table:formula="of:=[.B17]" office:value-type="currency" office:currency="EUR" office:value="7225" calcext:value-type="currency">
            <text:p>€ 7,225.00</text:p>
          </table:table-cell>
          <table:table-cell table:style-name="ce16" office:value-type="currency" office:currency="EUR" office:value="70" calcext:value-type="currency">
            <text:p>€ 70.00</text:p>
          </table:table-cell>
          <table:table-cell table:style-name="ce5" table:formula="of:=[.E16]" office:value-type="currency" office:currency="EUR" office:value="17" calcext:value-type="currency">
            <text:p>€ 17.00</text:p>
          </table:table-cell>
          <table:table-cell table:style-name="ce5" table:formula="of:=[.B5]-[.C5]" office:value-type="currency" office:currency="EUR" office:value="53" calcext:value-type="currency">
            <text:p>€ 53.00</text:p>
          </table:table-cell>
          <table:table-cell table:style-name="ce21" table:formula="of:=[.A5]/[.D5]" office:value-type="float" office:value="136.320754716981" calcext:value-type="float">
            <text:p>136.32</text:p>
          </table:table-cell>
          <table:table-cell table:style-name="ce5" table:formula="of:=1400" office:value-type="currency" office:currency="EUR" office:value="1400" calcext:value-type="currency">
            <text:p>€ 1,400.00</text:p>
          </table:table-cell>
          <table:table-cell table:number-columns-repeated="4"/>
        </table:table-row>
        <table:table-row table:style-name="ro3">
          <table:table-cell table:style-name="Default" table:number-columns-repeated="5"/>
          <table:table-cell table:number-columns-repeated="5"/>
        </table:table-row>
        <table:table-row table:style-name="ro3">
          <table:table-cell table:style-name="ce4" office:value-type="string" calcext:value-type="string">
            <text:p>Fissi</text:p>
          </table:table-cell>
          <table:table-cell table:style-name="ce7" office:value-type="string" calcext:value-type="string">
            <text:p>Importo</text:p>
          </table:table-cell>
          <table:table-cell table:style-name="Default"/>
          <table:table-cell table:style-name="ce4" office:value-type="string" calcext:value-type="string">
            <text:p>Variabili</text:p>
          </table:table-cell>
          <table:table-cell table:style-name="ce7" office:value-type="string" calcext:value-type="string">
            <text:p>Importo per unità</text:p>
          </table:table-cell>
          <table:table-cell/>
          <table:table-cell table:style-name="ce22" office:value-type="string" calcext:value-type="string">
            <text:p>Prezzo fiscale (165%)</text:p>
          </table:table-cell>
          <table:table-cell table:number-columns-repeated="3"/>
        </table:table-row>
        <table:table-row table:style-name="ro3">
          <table:table-cell table:style-name="Default" office:value-type="string" calcext:value-type="string">
            <text:p>Affitto ufficio</text:p>
          </table:table-cell>
          <table:table-cell table:style-name="ce8" office:value-type="float" office:value="700" calcext:value-type="float">
            <text:p>700</text:p>
          </table:table-cell>
          <table:table-cell table:style-name="Default"/>
          <table:table-cell table:style-name="Default" office:value-type="string" calcext:value-type="string">
            <text:p>Imballaggio</text:p>
          </table:table-cell>
          <table:table-cell table:style-name="ce8" office:value-type="float" office:value="0.5" calcext:value-type="float">
            <text:p>0.5</text:p>
          </table:table-cell>
          <table:table-cell/>
          <table:table-cell table:style-name="ce23" table:formula="of:=[.E16]*1.65" office:value-type="currency" office:currency="EUR" office:value="28.05" calcext:value-type="currency">
            <text:p>€ 28.05</text:p>
          </table:table-cell>
          <table:table-cell table:number-columns-repeated="3"/>
        </table:table-row>
        <table:table-row table:style-name="ro3">
          <table:table-cell table:style-name="Default" office:value-type="string" calcext:value-type="string">
            <text:p>Bollette</text:p>
          </table:table-cell>
          <table:table-cell table:style-name="ce8" office:value-type="float" office:value="350" calcext:value-type="float">
            <text:p>350</text:p>
          </table:table-cell>
          <table:table-cell table:style-name="Default"/>
          <table:table-cell table:style-name="Default" office:value-type="string" calcext:value-type="string">
            <text:p>Hardware router</text:p>
          </table:table-cell>
          <table:table-cell table:style-name="ce8" office:value-type="float" office:value="15" calcext:value-type="float">
            <text:p>15</text:p>
          </table:table-cell>
          <table:table-cell/>
          <table:table-cell table:style-name="ce22" office:value-type="string" calcext:value-type="string">
            <text:p>Prezzo minimo</text:p>
          </table:table-cell>
          <table:table-cell table:number-columns-repeated="3"/>
        </table:table-row>
        <table:table-row table:style-name="ro3">
          <table:table-cell table:style-name="Default" office:value-type="string" calcext:value-type="string">
            <text:p>Commercialista</text:p>
          </table:table-cell>
          <table:table-cell table:style-name="ce8" office:value-type="float" office:value="200" calcext:value-type="float">
            <text:p>200</text:p>
          </table:table-cell>
          <table:table-cell table:style-name="Default"/>
          <table:table-cell table:style-name="Default" office:value-type="string" calcext:value-type="string">
            <text:p>Costi trasporto</text:p>
          </table:table-cell>
          <table:table-cell table:style-name="ce8" office:value-type="float" office:value="1.5" calcext:value-type="float">
            <text:p>1.5</text:p>
          </table:table-cell>
          <table:table-cell/>
          <table:table-cell table:style-name="ce23" table:formula="of:=[.E16]+[.G8]" office:value-type="currency" office:currency="EUR" office:value="45.05" calcext:value-type="currency">
            <text:p>€ 45.05</text:p>
          </table:table-cell>
          <table:table-cell table:number-columns-repeated="3"/>
        </table:table-row>
        <table:table-row table:style-name="ro3">
          <table:table-cell table:style-name="Default" office:value-type="string" calcext:value-type="string">
            <text:p>Assicurazione</text:p>
          </table:table-cell>
          <table:table-cell table:style-name="ce8" office:value-type="float" office:value="200" calcext:value-type="float">
            <text:p>200</text:p>
          </table:table-cell>
          <table:table-cell table:style-name="Default" table:number-columns-repeated="2"/>
          <table:table-cell table:number-columns-repeated="6"/>
        </table:table-row>
        <table:table-row table:style-name="ro3">
          <table:table-cell table:style-name="Default" office:value-type="string" calcext:value-type="string">
            <text:p>Logistica</text:p>
          </table:table-cell>
          <table:table-cell table:style-name="ce8" office:value-type="float" office:value="400" calcext:value-type="float">
            <text:p>400</text:p>
          </table:table-cell>
          <table:table-cell table:style-name="Default" table:number-columns-repeated="2"/>
          <table:table-cell table:number-columns-repeated="6"/>
        </table:table-row>
        <table:table-row table:style-name="ro3">
          <table:table-cell table:style-name="Default" office:value-type="string" calcext:value-type="string">
            <text:p>Stipendi (x9)</text:p>
          </table:table-cell>
          <table:table-cell table:formula="of:=[.F5]*9" office:value-type="currency" office:currency="EUR" office:value="12600" calcext:value-type="currency">
            <text:p>€ 12,600.00</text:p>
          </table:table-cell>
          <table:table-cell table:style-name="Default" table:number-columns-repeated="2"/>
          <table:table-cell table:number-columns-repeated="6"/>
        </table:table-row>
        <table:table-row table:style-name="ro3" table:number-rows-repeated="2">
          <table:table-cell table:style-name="Default" table:number-columns-repeated="5"/>
          <table:table-cell table:number-columns-repeated="5"/>
        </table:table-row>
        <table:table-row table:style-name="ro3">
          <table:table-cell table:style-name="ce14" office:value-type="string" calcext:value-type="string">
            <text:p>Totale</text:p>
          </table:table-cell>
          <table:table-cell table:style-name="ce16" table:formula="of:=SUM([.B8:.B14])" office:value-type="currency" office:currency="EUR" office:value="14450" calcext:value-type="currency">
            <text:p>€ 14,450.00</text:p>
          </table:table-cell>
          <table:table-cell table:style-name="ce20" table:number-columns-repeated="2"/>
          <table:table-cell table:style-name="ce16" table:formula="of:=SUM([.E8:.E14])" office:value-type="currency" office:currency="EUR" office:value="17" calcext:value-type="currency">
            <text:p>€ 17.00</text:p>
          </table:table-cell>
          <table:table-cell table:number-columns-repeated="5"/>
        </table:table-row>
        <table:table-row table:style-name="ro3">
          <table:table-cell table:style-name="Default" office:value-type="string" calcext:value-type="string">
            <text:p>Divisone costi con software</text:p>
          </table:table-cell>
          <table:table-cell table:style-name="ce5" table:formula="of:=[.B16]/2" office:value-type="currency" office:currency="EUR" office:value="7225" calcext:value-type="currency">
            <text:p>€ 7,225.00</text:p>
          </table:table-cell>
          <table:table-cell table:style-name="Default" table:number-columns-repeated="3"/>
          <table:table-cell table:number-columns-repeated="5"/>
        </table:table-row>
        <table:table-row table:style-name="ro3" table:number-rows-repeated="4">
          <table:table-cell table:style-name="Default" table:number-columns-repeated="5"/>
          <table:table-cell table:number-columns-repeated="5"/>
        </table:table-row>
        <table:table-row table:style-name="ro3">
          <table:table-cell table:style-name="ce4" office:value-type="string" calcext:value-type="string">
            <text:p>Quantità di prodotti</text:p>
          </table:table-cell>
          <table:table-cell table:style-name="ce4" office:value-type="string" calcext:value-type="string">
            <text:p>Prezzi fissi</text:p>
          </table:table-cell>
          <table:table-cell table:style-name="ce4" office:value-type="string" calcext:value-type="string">
            <text:p>Prezzi variabili</text:p>
          </table:table-cell>
          <table:table-cell table:style-name="ce4" office:value-type="string" calcext:value-type="string">
            <text:p>Totale</text:p>
          </table:table-cell>
          <table:table-cell table:style-name="ce4" office:value-type="string" calcext:value-type="string">
            <text:p>Guadagno</text:p>
          </table:table-cell>
          <table:table-cell table:number-columns-repeated="5"/>
        </table:table-row>
        <table:table-row table:style-name="ro3">
          <table:table-cell office:value-type="float" office:value="0" calcext:value-type="float">
            <text:p>0</text:p>
          </table:table-cell>
          <table:table-cell table:formula="of:=[.$A$5]" office:value-type="currency" office:currency="EUR" office:value="7225" calcext:value-type="currency">
            <text:p>€ 7,225.00</text:p>
          </table:table-cell>
          <table:table-cell table:formula="of:=[.$C$5]*[.A23]" office:value-type="currency" office:currency="EUR" office:value="0" calcext:value-type="currency">
            <text:p>€ 0.00</text:p>
          </table:table-cell>
          <table:table-cell table:formula="of:=[.B23]+[.C23]" office:value-type="currency" office:currency="EUR" office:value="7225" calcext:value-type="currency">
            <text:p>€ 7,225.00</text:p>
          </table:table-cell>
          <table:table-cell table:formula="of:=[.$B$5]*[.A23]" office:value-type="currency" office:currency="EUR" office:value="0" calcext:value-type="currency">
            <text:p>€ 0.00</text:p>
          </table:table-cell>
          <table:table-cell table:formula="of:=IF([.D23] &lt; [.E23];1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[.$A$5]" office:value-type="currency" office:currency="EUR" office:value="7225" calcext:value-type="currency">
            <text:p>€ 7,225.00</text:p>
          </table:table-cell>
          <table:table-cell table:formula="of:=[.$C$5]*[.A24]" office:value-type="currency" office:currency="EUR" office:value="170" calcext:value-type="currency">
            <text:p>€ 170.00</text:p>
          </table:table-cell>
          <table:table-cell table:formula="of:=[.B24]+[.C24]" office:value-type="currency" office:currency="EUR" office:value="7395" calcext:value-type="currency">
            <text:p>€ 7,395.00</text:p>
          </table:table-cell>
          <table:table-cell table:formula="of:=[.$B$5]*[.A24]" office:value-type="currency" office:currency="EUR" office:value="700" calcext:value-type="currency">
            <text:p>€ 700.00</text:p>
          </table:table-cell>
          <table:table-cell table:formula="of:=IF([.D24] &lt; [.E24];1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[.$A$5]" office:value-type="currency" office:currency="EUR" office:value="7225" calcext:value-type="currency">
            <text:p>€ 7,225.00</text:p>
          </table:table-cell>
          <table:table-cell table:formula="of:=[.$C$5]*[.A25]" office:value-type="currency" office:currency="EUR" office:value="340" calcext:value-type="currency">
            <text:p>€ 340.00</text:p>
          </table:table-cell>
          <table:table-cell table:formula="of:=[.B25]+[.C25]" office:value-type="currency" office:currency="EUR" office:value="7565" calcext:value-type="currency">
            <text:p>€ 7,565.00</text:p>
          </table:table-cell>
          <table:table-cell table:formula="of:=[.$B$5]*[.A25]" office:value-type="currency" office:currency="EUR" office:value="1400" calcext:value-type="currency">
            <text:p>€ 1,400.00</text:p>
          </table:table-cell>
          <table:table-cell table:formula="of:=IF([.D25] &lt; [.E25];1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[.$A$5]" office:value-type="currency" office:currency="EUR" office:value="7225" calcext:value-type="currency">
            <text:p>€ 7,225.00</text:p>
          </table:table-cell>
          <table:table-cell table:formula="of:=[.$C$5]*[.A26]" office:value-type="currency" office:currency="EUR" office:value="510" calcext:value-type="currency">
            <text:p>€ 510.00</text:p>
          </table:table-cell>
          <table:table-cell table:formula="of:=[.B26]+[.C26]" office:value-type="currency" office:currency="EUR" office:value="7735" calcext:value-type="currency">
            <text:p>€ 7,735.00</text:p>
          </table:table-cell>
          <table:table-cell table:formula="of:=[.$B$5]*[.A26]" office:value-type="currency" office:currency="EUR" office:value="2100" calcext:value-type="currency">
            <text:p>€ 2,100.00</text:p>
          </table:table-cell>
          <table:table-cell table:formula="of:=IF([.D26] &lt; [.E26];1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[.$A$5]" office:value-type="currency" office:currency="EUR" office:value="7225" calcext:value-type="currency">
            <text:p>€ 7,225.00</text:p>
          </table:table-cell>
          <table:table-cell table:formula="of:=[.$C$5]*[.A27]" office:value-type="currency" office:currency="EUR" office:value="680" calcext:value-type="currency">
            <text:p>€ 680.00</text:p>
          </table:table-cell>
          <table:table-cell table:formula="of:=[.B27]+[.C27]" office:value-type="currency" office:currency="EUR" office:value="7905" calcext:value-type="currency">
            <text:p>€ 7,905.00</text:p>
          </table:table-cell>
          <table:table-cell table:formula="of:=[.$B$5]*[.A27]" office:value-type="currency" office:currency="EUR" office:value="2800" calcext:value-type="currency">
            <text:p>€ 2,800.00</text:p>
          </table:table-cell>
          <table:table-cell table:formula="of:=IF([.D27] &lt; [.E27];1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[.$A$5]" office:value-type="currency" office:currency="EUR" office:value="7225" calcext:value-type="currency">
            <text:p>€ 7,225.00</text:p>
          </table:table-cell>
          <table:table-cell table:formula="of:=[.$C$5]*[.A28]" office:value-type="currency" office:currency="EUR" office:value="850" calcext:value-type="currency">
            <text:p>€ 850.00</text:p>
          </table:table-cell>
          <table:table-cell table:formula="of:=[.B28]+[.C28]" office:value-type="currency" office:currency="EUR" office:value="8075" calcext:value-type="currency">
            <text:p>€ 8,075.00</text:p>
          </table:table-cell>
          <table:table-cell table:formula="of:=[.$B$5]*[.A28]" office:value-type="currency" office:currency="EUR" office:value="3500" calcext:value-type="currency">
            <text:p>€ 3,500.00</text:p>
          </table:table-cell>
          <table:table-cell table:formula="of:=IF([.D28] &lt; [.E28];1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[.$A$5]" office:value-type="currency" office:currency="EUR" office:value="7225" calcext:value-type="currency">
            <text:p>€ 7,225.00</text:p>
          </table:table-cell>
          <table:table-cell table:formula="of:=[.$C$5]*[.A29]" office:value-type="currency" office:currency="EUR" office:value="1020" calcext:value-type="currency">
            <text:p>€ 1,020.00</text:p>
          </table:table-cell>
          <table:table-cell table:formula="of:=[.B29]+[.C29]" office:value-type="currency" office:currency="EUR" office:value="8245" calcext:value-type="currency">
            <text:p>€ 8,245.00</text:p>
          </table:table-cell>
          <table:table-cell table:formula="of:=[.$B$5]*[.A29]" office:value-type="currency" office:currency="EUR" office:value="4200" calcext:value-type="currency">
            <text:p>€ 4,200.00</text:p>
          </table:table-cell>
          <table:table-cell table:formula="of:=IF([.D29] &lt; [.E29];1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[.$A$5]" office:value-type="currency" office:currency="EUR" office:value="7225" calcext:value-type="currency">
            <text:p>€ 7,225.00</text:p>
          </table:table-cell>
          <table:table-cell table:formula="of:=[.$C$5]*[.A30]" office:value-type="currency" office:currency="EUR" office:value="1190" calcext:value-type="currency">
            <text:p>€ 1,190.00</text:p>
          </table:table-cell>
          <table:table-cell table:formula="of:=[.B30]+[.C30]" office:value-type="currency" office:currency="EUR" office:value="8415" calcext:value-type="currency">
            <text:p>€ 8,415.00</text:p>
          </table:table-cell>
          <table:table-cell table:formula="of:=[.$B$5]*[.A30]" office:value-type="currency" office:currency="EUR" office:value="4900" calcext:value-type="currency">
            <text:p>€ 4,900.00</text:p>
          </table:table-cell>
          <table:table-cell table:formula="of:=IF([.D30] &lt; [.E30];1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[.$A$5]" office:value-type="currency" office:currency="EUR" office:value="7225" calcext:value-type="currency">
            <text:p>€ 7,225.00</text:p>
          </table:table-cell>
          <table:table-cell table:formula="of:=[.$C$5]*[.A31]" office:value-type="currency" office:currency="EUR" office:value="1360" calcext:value-type="currency">
            <text:p>€ 1,360.00</text:p>
          </table:table-cell>
          <table:table-cell table:formula="of:=[.B31]+[.C31]" office:value-type="currency" office:currency="EUR" office:value="8585" calcext:value-type="currency">
            <text:p>€ 8,585.00</text:p>
          </table:table-cell>
          <table:table-cell table:formula="of:=[.$B$5]*[.A31]" office:value-type="currency" office:currency="EUR" office:value="5600" calcext:value-type="currency">
            <text:p>€ 5,600.00</text:p>
          </table:table-cell>
          <table:table-cell table:formula="of:=IF([.D31] &lt; [.E31];1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[.$A$5]" office:value-type="currency" office:currency="EUR" office:value="7225" calcext:value-type="currency">
            <text:p>€ 7,225.00</text:p>
          </table:table-cell>
          <table:table-cell table:formula="of:=[.$C$5]*[.A32]" office:value-type="currency" office:currency="EUR" office:value="1530" calcext:value-type="currency">
            <text:p>€ 1,530.00</text:p>
          </table:table-cell>
          <table:table-cell table:formula="of:=[.B32]+[.C32]" office:value-type="currency" office:currency="EUR" office:value="8755" calcext:value-type="currency">
            <text:p>€ 8,755.00</text:p>
          </table:table-cell>
          <table:table-cell table:formula="of:=[.$B$5]*[.A32]" office:value-type="currency" office:currency="EUR" office:value="6300" calcext:value-type="currency">
            <text:p>€ 6,300.00</text:p>
          </table:table-cell>
          <table:table-cell table:formula="of:=IF([.D32] &lt; [.E32];1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[.$A$5]" office:value-type="currency" office:currency="EUR" office:value="7225" calcext:value-type="currency">
            <text:p>€ 7,225.00</text:p>
          </table:table-cell>
          <table:table-cell table:formula="of:=[.$C$5]*[.A33]" office:value-type="currency" office:currency="EUR" office:value="1700" calcext:value-type="currency">
            <text:p>€ 1,700.00</text:p>
          </table:table-cell>
          <table:table-cell table:formula="of:=[.B33]+[.C33]" office:value-type="currency" office:currency="EUR" office:value="8925" calcext:value-type="currency">
            <text:p>€ 8,925.00</text:p>
          </table:table-cell>
          <table:table-cell table:formula="of:=[.$B$5]*[.A33]" office:value-type="currency" office:currency="EUR" office:value="7000" calcext:value-type="currency">
            <text:p>€ 7,000.00</text:p>
          </table:table-cell>
          <table:table-cell table:formula="of:=IF([.D33] &lt; [.E33];1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[.$A$5]" office:value-type="currency" office:currency="EUR" office:value="7225" calcext:value-type="currency">
            <text:p>€ 7,225.00</text:p>
          </table:table-cell>
          <table:table-cell table:formula="of:=[.$C$5]*[.A34]" office:value-type="currency" office:currency="EUR" office:value="1870" calcext:value-type="currency">
            <text:p>€ 1,870.00</text:p>
          </table:table-cell>
          <table:table-cell table:formula="of:=[.B34]+[.C34]" office:value-type="currency" office:currency="EUR" office:value="9095" calcext:value-type="currency">
            <text:p>€ 9,095.00</text:p>
          </table:table-cell>
          <table:table-cell table:formula="of:=[.$B$5]*[.A34]" office:value-type="currency" office:currency="EUR" office:value="7700" calcext:value-type="currency">
            <text:p>€ 7,700.00</text:p>
          </table:table-cell>
          <table:table-cell table:formula="of:=IF([.D34] &lt; [.E34];1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[.$A$5]" office:value-type="currency" office:currency="EUR" office:value="7225" calcext:value-type="currency">
            <text:p>€ 7,225.00</text:p>
          </table:table-cell>
          <table:table-cell table:formula="of:=[.$C$5]*[.A35]" office:value-type="currency" office:currency="EUR" office:value="2040" calcext:value-type="currency">
            <text:p>€ 2,040.00</text:p>
          </table:table-cell>
          <table:table-cell table:formula="of:=[.B35]+[.C35]" office:value-type="currency" office:currency="EUR" office:value="9265" calcext:value-type="currency">
            <text:p>€ 9,265.00</text:p>
          </table:table-cell>
          <table:table-cell table:formula="of:=[.$B$5]*[.A35]" office:value-type="currency" office:currency="EUR" office:value="8400" calcext:value-type="currency">
            <text:p>€ 8,400.00</text:p>
          </table:table-cell>
          <table:table-cell table:formula="of:=IF([.D35] &lt; [.E35];1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[.$A$5]" office:value-type="currency" office:currency="EUR" office:value="7225" calcext:value-type="currency">
            <text:p>€ 7,225.00</text:p>
          </table:table-cell>
          <table:table-cell table:formula="of:=[.$C$5]*[.A36]" office:value-type="currency" office:currency="EUR" office:value="2210" calcext:value-type="currency">
            <text:p>€ 2,210.00</text:p>
          </table:table-cell>
          <table:table-cell table:formula="of:=[.B36]+[.C36]" office:value-type="currency" office:currency="EUR" office:value="9435" calcext:value-type="currency">
            <text:p>€ 9,435.00</text:p>
          </table:table-cell>
          <table:table-cell table:formula="of:=[.$B$5]*[.A36]" office:value-type="currency" office:currency="EUR" office:value="9100" calcext:value-type="currency">
            <text:p>€ 9,100.00</text:p>
          </table:table-cell>
          <table:table-cell table:formula="of:=IF([.D36] &lt; [.E36];1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[.$A$5]" office:value-type="currency" office:currency="EUR" office:value="7225" calcext:value-type="currency">
            <text:p>€ 7,225.00</text:p>
          </table:table-cell>
          <table:table-cell table:formula="of:=[.$C$5]*[.A37]" office:value-type="currency" office:currency="EUR" office:value="2380" calcext:value-type="currency">
            <text:p>€ 2,380.00</text:p>
          </table:table-cell>
          <table:table-cell table:formula="of:=[.B37]+[.C37]" office:value-type="currency" office:currency="EUR" office:value="9605" calcext:value-type="currency">
            <text:p>€ 9,605.00</text:p>
          </table:table-cell>
          <table:table-cell table:formula="of:=[.$B$5]*[.A37]" office:value-type="currency" office:currency="EUR" office:value="9800" calcext:value-type="currency">
            <text:p>€ 9,800.00</text:p>
          </table:table-cell>
          <table:table-cell table:formula="of:=IF([.D37] &lt; [.E37];1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[.$A$5]" office:value-type="currency" office:currency="EUR" office:value="7225" calcext:value-type="currency">
            <text:p>€ 7,225.00</text:p>
          </table:table-cell>
          <table:table-cell table:formula="of:=[.$C$5]*[.A38]" office:value-type="currency" office:currency="EUR" office:value="2550" calcext:value-type="currency">
            <text:p>€ 2,550.00</text:p>
          </table:table-cell>
          <table:table-cell table:formula="of:=[.B38]+[.C38]" office:value-type="currency" office:currency="EUR" office:value="9775" calcext:value-type="currency">
            <text:p>€ 9,775.00</text:p>
          </table:table-cell>
          <table:table-cell table:formula="of:=[.$B$5]*[.A38]" office:value-type="currency" office:currency="EUR" office:value="10500" calcext:value-type="currency">
            <text:p>€ 10,500.00</text:p>
          </table:table-cell>
          <table:table-cell table:formula="of:=IF([.D38] &lt; [.E38];1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[.$A$5]" office:value-type="currency" office:currency="EUR" office:value="7225" calcext:value-type="currency">
            <text:p>€ 7,225.00</text:p>
          </table:table-cell>
          <table:table-cell table:formula="of:=[.$C$5]*[.A39]" office:value-type="currency" office:currency="EUR" office:value="2720" calcext:value-type="currency">
            <text:p>€ 2,720.00</text:p>
          </table:table-cell>
          <table:table-cell table:formula="of:=[.B39]+[.C39]" office:value-type="currency" office:currency="EUR" office:value="9945" calcext:value-type="currency">
            <text:p>€ 9,945.00</text:p>
          </table:table-cell>
          <table:table-cell table:formula="of:=[.$B$5]*[.A39]" office:value-type="currency" office:currency="EUR" office:value="11200" calcext:value-type="currency">
            <text:p>€ 11,200.00</text:p>
          </table:table-cell>
          <table:table-cell table:formula="of:=IF([.D39] &lt; [.E39];1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[.$A$5]" office:value-type="currency" office:currency="EUR" office:value="7225" calcext:value-type="currency">
            <text:p>€ 7,225.00</text:p>
          </table:table-cell>
          <table:table-cell table:formula="of:=[.$C$5]*[.A40]" office:value-type="currency" office:currency="EUR" office:value="2890" calcext:value-type="currency">
            <text:p>€ 2,890.00</text:p>
          </table:table-cell>
          <table:table-cell table:formula="of:=[.B40]+[.C40]" office:value-type="currency" office:currency="EUR" office:value="10115" calcext:value-type="currency">
            <text:p>€ 10,115.00</text:p>
          </table:table-cell>
          <table:table-cell table:formula="of:=[.$B$5]*[.A40]" office:value-type="currency" office:currency="EUR" office:value="11900" calcext:value-type="currency">
            <text:p>€ 11,900.00</text:p>
          </table:table-cell>
          <table:table-cell table:formula="of:=IF([.D40] &lt; [.E40];1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[.$A$5]" office:value-type="currency" office:currency="EUR" office:value="7225" calcext:value-type="currency">
            <text:p>€ 7,225.00</text:p>
          </table:table-cell>
          <table:table-cell table:formula="of:=[.$C$5]*[.A41]" office:value-type="currency" office:currency="EUR" office:value="3060" calcext:value-type="currency">
            <text:p>€ 3,060.00</text:p>
          </table:table-cell>
          <table:table-cell table:formula="of:=[.B41]+[.C41]" office:value-type="currency" office:currency="EUR" office:value="10285" calcext:value-type="currency">
            <text:p>€ 10,285.00</text:p>
          </table:table-cell>
          <table:table-cell table:formula="of:=[.$B$5]*[.A41]" office:value-type="currency" office:currency="EUR" office:value="12600" calcext:value-type="currency">
            <text:p>€ 12,600.00</text:p>
          </table:table-cell>
          <table:table-cell table:formula="of:=IF([.D41] &lt; [.E41];1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[.$A$5]" office:value-type="currency" office:currency="EUR" office:value="7225" calcext:value-type="currency">
            <text:p>€ 7,225.00</text:p>
          </table:table-cell>
          <table:table-cell table:formula="of:=[.$C$5]*[.A42]" office:value-type="currency" office:currency="EUR" office:value="3230" calcext:value-type="currency">
            <text:p>€ 3,230.00</text:p>
          </table:table-cell>
          <table:table-cell table:formula="of:=[.B42]+[.C42]" office:value-type="currency" office:currency="EUR" office:value="10455" calcext:value-type="currency">
            <text:p>€ 10,455.00</text:p>
          </table:table-cell>
          <table:table-cell table:formula="of:=[.$B$5]*[.A42]" office:value-type="currency" office:currency="EUR" office:value="13300" calcext:value-type="currency">
            <text:p>€ 13,300.00</text:p>
          </table:table-cell>
          <table:table-cell table:formula="of:=IF([.D42] &lt; [.E42];1;0)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[.$A$5]" office:value-type="currency" office:currency="EUR" office:value="7225" calcext:value-type="currency">
            <text:p>€ 7,225.00</text:p>
          </table:table-cell>
          <table:table-cell table:formula="of:=[.$C$5]*[.A43]" office:value-type="currency" office:currency="EUR" office:value="3400" calcext:value-type="currency">
            <text:p>€ 3,400.00</text:p>
          </table:table-cell>
          <table:table-cell table:formula="of:=[.B43]+[.C43]" office:value-type="currency" office:currency="EUR" office:value="10625" calcext:value-type="currency">
            <text:p>€ 10,625.00</text:p>
          </table:table-cell>
          <table:table-cell table:formula="of:=[.$B$5]*[.A43]" office:value-type="currency" office:currency="EUR" office:value="14000" calcext:value-type="currency">
            <text:p>€ 14,000.00</text:p>
          </table:table-cell>
          <table:table-cell table:formula="of:=IF([.D43] &lt; [.E43];1;0)" office:value-type="float" office:value="1" calcext:value-type="float">
            <text:p>1</text:p>
          </table:table-cell>
          <table:table-cell table:number-columns-repeated="4"/>
        </table:table-row>
        <calcext:conditional-formats>
          <calcext:conditional-format calcext:target-range-address="Sheet1.A23:Sheet1.A43">
            <calcext:condition calcext:apply-style-name="Good" calcext:value="&gt;=[$Sheet1.$E$5]" calcext:base-cell-address="Sheet1.A2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2" number:title="User-defined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/00/0000</text:date>, <text:time style:data-style-name="N2" text:time-value="15:55:02.3547634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7.1$Linux_X86_64 LibreOffice_project/20$Build-1</meta:generator>
    <dc:date>2019-10-23T16:15:31.513898906</dc:date>
    <meta:editing-duration>PT18M12S</meta:editing-duration>
    <meta:editing-cycles>3</meta:editing-cycles>
    <meta:document-statistic meta:table-count="1" meta:cell-count="1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1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2" number:title="User-defined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style:style style:name="ch1" style:family="chart">
      <style:graphic-properties draw:stroke="none" draw:fill-color="#fffff0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1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67cm" svg:height="10.162cm" xlink:href=".." xlink:type="simple" chart:class="chart:line" chart:style-name="ch1">
        <chart:title svg:x="5.992cm" svg:y="0.378cm" chart:style-name="ch2">
          <text:p>Prezzi e Break-even Point</text:p>
        </chart:title>
        <chart:legend chart:legend-position="top" svg:x="3.523cm" svg:y="1.303cm" style:legend-expansion="wide" chart:style-name="ch3"/>
        <chart:plot-area chart:style-name="ch4" table:cell-range-address="Sheet1.A22:Sheet1.E43" chart:data-source-has-labels="both" svg:x="1.372cm" svg:y="2.104cm" svg:width="16.334cm" svg:height="6.874cm">
          <chartooo:coordinate-region svg:x="3.237cm" svg:y="2.303cm" svg:width="14.004cm" svg:height="6.028cm"/>
          <chart:axis chart:dimension="x" chart:name="primary-x" chart:style-name="ch5" chartooo:axis-type="auto">
            <chartooo:date-scale/>
            <chart:title svg:x="8.291cm" svg:y="9.181cm" chart:style-name="ch6">
              <text:p>quantita' prodotti</text:p>
            </chart:title>
            <chart:categories table:cell-range-address="Sheet1.A23:Sheet1.A43"/>
            <chart:grid chart:style-name="ch7" chart:class="major"/>
          </chart:axis>
          <chart:axis chart:dimension="y" chart:name="primary-y" chart:style-name="ch5">
            <chart:title svg:x="0.451cm" svg:y="5.929cm" chart:style-name="ch8">
              <text:p>euro</text:p>
            </chart:title>
            <chart:grid chart:style-name="ch7" chart:class="major"/>
          </chart:axis>
          <chart:series chart:style-name="ch9" chart:values-cell-range-address="Sheet1.B23:Sheet1.B43" chart:label-cell-address="Sheet1.B22:Sheet1.B22" chart:class="chart:line">
            <chart:data-point chart:repeated="21"/>
          </chart:series>
          <chart:series chart:style-name="ch10" chart:values-cell-range-address="Sheet1.C23:Sheet1.C43" chart:label-cell-address="Sheet1.C22:Sheet1.C22" chart:class="chart:line">
            <chart:data-point chart:repeated="21"/>
          </chart:series>
          <chart:series chart:style-name="ch11" chart:values-cell-range-address="Sheet1.D23:Sheet1.D43" chart:label-cell-address="Sheet1.D22:Sheet1.D22" chart:class="chart:line">
            <chart:data-point chart:repeated="21"/>
          </chart:series>
          <chart:series chart:style-name="ch12" chart:values-cell-range-address="Sheet1.E23:Sheet1.E43" chart:label-cell-address="Sheet1.E22:Sheet1.E22" chart:class="chart:line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zzi fissi</text:p>
                <draw:g>
                  <svg:desc>Sheet1.B22:Sheet1.B22</svg:desc>
                </draw:g>
              </table:table-cell>
              <table:table-cell office:value-type="string">
                <text:p>Prezzi variabili</text:p>
                <draw:g>
                  <svg:desc>Sheet1.C22:Sheet1.C22</svg:desc>
                </draw:g>
              </table:table-cell>
              <table:table-cell office:value-type="string">
                <text:p>Totale</text:p>
                <draw:g>
                  <svg:desc>Sheet1.D22:Sheet1.D22</svg:desc>
                </draw:g>
              </table:table-cell>
              <table:table-cell office:value-type="string">
                <text:p>Guadagno</text:p>
                <draw:g>
                  <svg:desc>Sheet1.E22:Sheet1.E2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3:Sheet1.A43</svg:desc>
                </draw:g>
              </table:table-cell>
              <table:table-cell office:value-type="float" office:value="7225">
                <text:p>7225</text:p>
                <draw:g>
                  <svg:desc>Sheet1.B23:Sheet1.B43</svg:desc>
                </draw:g>
              </table:table-cell>
              <table:table-cell office:value-type="float" office:value="0">
                <text:p>0</text:p>
                <draw:g>
                  <svg:desc>Sheet1.C23:Sheet1.C43</svg:desc>
                </draw:g>
              </table:table-cell>
              <table:table-cell office:value-type="float" office:value="7225">
                <text:p>7225</text:p>
                <draw:g>
                  <svg:desc>Sheet1.D23:Sheet1.D43</svg:desc>
                </draw:g>
              </table:table-cell>
              <table:table-cell office:value-type="float" office:value="0">
                <text:p>0</text:p>
                <draw:g>
                  <svg:desc>Sheet1.E23:Sheet1.E43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25">
                <text:p>7225</text:p>
              </table:table-cell>
              <table:table-cell office:value-type="float" office:value="170">
                <text:p>170</text:p>
              </table:table-cell>
              <table:table-cell office:value-type="float" office:value="7395">
                <text:p>7395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225">
                <text:p>7225</text:p>
              </table:table-cell>
              <table:table-cell office:value-type="float" office:value="340">
                <text:p>340</text:p>
              </table:table-cell>
              <table:table-cell office:value-type="float" office:value="7565">
                <text:p>756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225">
                <text:p>7225</text:p>
              </table:table-cell>
              <table:table-cell office:value-type="float" office:value="510">
                <text:p>510</text:p>
              </table:table-cell>
              <table:table-cell office:value-type="float" office:value="7735">
                <text:p>7735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225">
                <text:p>7225</text:p>
              </table:table-cell>
              <table:table-cell office:value-type="float" office:value="680">
                <text:p>680</text:p>
              </table:table-cell>
              <table:table-cell office:value-type="float" office:value="7905">
                <text:p>7905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225">
                <text:p>7225</text:p>
              </table:table-cell>
              <table:table-cell office:value-type="float" office:value="850">
                <text:p>850</text:p>
              </table:table-cell>
              <table:table-cell office:value-type="float" office:value="8075">
                <text:p>807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225">
                <text:p>7225</text:p>
              </table:table-cell>
              <table:table-cell office:value-type="float" office:value="1020">
                <text:p>1020</text:p>
              </table:table-cell>
              <table:table-cell office:value-type="float" office:value="8245">
                <text:p>8245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225">
                <text:p>7225</text:p>
              </table:table-cell>
              <table:table-cell office:value-type="float" office:value="1190">
                <text:p>1190</text:p>
              </table:table-cell>
              <table:table-cell office:value-type="float" office:value="8415">
                <text:p>8415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225">
                <text:p>7225</text:p>
              </table:table-cell>
              <table:table-cell office:value-type="float" office:value="1360">
                <text:p>1360</text:p>
              </table:table-cell>
              <table:table-cell office:value-type="float" office:value="8585">
                <text:p>8585</text:p>
              </table:table-cell>
              <table:table-cell office:value-type="float" office:value="5600">
                <text:p>560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225">
                <text:p>7225</text:p>
              </table:table-cell>
              <table:table-cell office:value-type="float" office:value="1530">
                <text:p>1530</text:p>
              </table:table-cell>
              <table:table-cell office:value-type="float" office:value="8755">
                <text:p>8755</text:p>
              </table:table-cell>
              <table:table-cell office:value-type="float" office:value="6300">
                <text:p>63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225">
                <text:p>7225</text:p>
              </table:table-cell>
              <table:table-cell office:value-type="float" office:value="1700">
                <text:p>1700</text:p>
              </table:table-cell>
              <table:table-cell office:value-type="float" office:value="8925">
                <text:p>8925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7225">
                <text:p>7225</text:p>
              </table:table-cell>
              <table:table-cell office:value-type="float" office:value="1870">
                <text:p>1870</text:p>
              </table:table-cell>
              <table:table-cell office:value-type="float" office:value="9095">
                <text:p>9095</text:p>
              </table:table-cell>
              <table:table-cell office:value-type="float" office:value="7700">
                <text:p>770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7225">
                <text:p>7225</text:p>
              </table:table-cell>
              <table:table-cell office:value-type="float" office:value="2040">
                <text:p>2040</text:p>
              </table:table-cell>
              <table:table-cell office:value-type="float" office:value="9265">
                <text:p>9265</text:p>
              </table:table-cell>
              <table:table-cell office:value-type="float" office:value="8400">
                <text:p>840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7225">
                <text:p>7225</text:p>
              </table:table-cell>
              <table:table-cell office:value-type="float" office:value="2210">
                <text:p>2210</text:p>
              </table:table-cell>
              <table:table-cell office:value-type="float" office:value="9435">
                <text:p>9435</text:p>
              </table:table-cell>
              <table:table-cell office:value-type="float" office:value="9100">
                <text:p>910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225">
                <text:p>7225</text:p>
              </table:table-cell>
              <table:table-cell office:value-type="float" office:value="2380">
                <text:p>2380</text:p>
              </table:table-cell>
              <table:table-cell office:value-type="float" office:value="9605">
                <text:p>9605</text:p>
              </table:table-cell>
              <table:table-cell office:value-type="float" office:value="9800">
                <text:p>980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225">
                <text:p>7225</text:p>
              </table:table-cell>
              <table:table-cell office:value-type="float" office:value="2550">
                <text:p>2550</text:p>
              </table:table-cell>
              <table:table-cell office:value-type="float" office:value="9775">
                <text:p>9775</text:p>
              </table:table-cell>
              <table:table-cell office:value-type="float" office:value="10500">
                <text:p>1050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7225">
                <text:p>7225</text:p>
              </table:table-cell>
              <table:table-cell office:value-type="float" office:value="2720">
                <text:p>2720</text:p>
              </table:table-cell>
              <table:table-cell office:value-type="float" office:value="9945">
                <text:p>9945</text:p>
              </table:table-cell>
              <table:table-cell office:value-type="float" office:value="11200">
                <text:p>1120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7225">
                <text:p>7225</text:p>
              </table:table-cell>
              <table:table-cell office:value-type="float" office:value="2890">
                <text:p>2890</text:p>
              </table:table-cell>
              <table:table-cell office:value-type="float" office:value="10115">
                <text:p>10115</text:p>
              </table:table-cell>
              <table:table-cell office:value-type="float" office:value="11900">
                <text:p>1190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7225">
                <text:p>7225</text:p>
              </table:table-cell>
              <table:table-cell office:value-type="float" office:value="3060">
                <text:p>3060</text:p>
              </table:table-cell>
              <table:table-cell office:value-type="float" office:value="10285">
                <text:p>10285</text:p>
              </table:table-cell>
              <table:table-cell office:value-type="float" office:value="12600">
                <text:p>1260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7225">
                <text:p>7225</text:p>
              </table:table-cell>
              <table:table-cell office:value-type="float" office:value="3230">
                <text:p>3230</text:p>
              </table:table-cell>
              <table:table-cell office:value-type="float" office:value="10455">
                <text:p>10455</text:p>
              </table:table-cell>
              <table:table-cell office:value-type="float" office:value="13300">
                <text:p>1330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225">
                <text:p>7225</text:p>
              </table:table-cell>
              <table:table-cell office:value-type="float" office:value="3400">
                <text:p>3400</text:p>
              </table:table-cell>
              <table:table-cell office:value-type="float" office:value="10625">
                <text:p>10625</text:p>
              </table:table-cell>
              <table:table-cell office:value-type="float" office:value="14000">
                <text:p>14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